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  <style:text-properties style:font-name="Liberation Mono" fo:font-size="10pt" officeooo:rsid="00137a96" officeooo:paragraph-rsid="00137a96" style:font-size-asian="10pt" style:font-size-complex="10pt"/>
    </style:style>
    <style:style style:name="P2" style:family="paragraph" style:parent-style-name="Standard" style:list-style-name="L1">
      <style:paragraph-properties fo:margin-top="0cm" fo:margin-bottom="0cm" loext:contextual-spacing="false" fo:line-height="150%"/>
      <style:text-properties style:font-name="Liberation Mono" fo:font-size="10pt" officeooo:rsid="00125935" officeooo:paragraph-rsid="00125935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Liberation Mono" fo:font-size="10pt" officeooo:rsid="00125935" officeooo:paragraph-rsid="00125935" style:font-size-asian="10pt" style:font-size-complex="10pt"/>
    </style:style>
    <style:style style:name="P4" style:family="paragraph" style:parent-style-name="Standard" style:list-style-name="L2">
      <style:paragraph-properties fo:margin-top="0cm" fo:margin-bottom="0cm" loext:contextual-spacing="false" fo:line-height="150%"/>
      <style:text-properties style:font-name="Liberation Mono" fo:font-size="10pt" officeooo:rsid="00125935" officeooo:paragraph-rsid="00125935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Liberation Mono" fo:font-size="10pt" style:text-underline-style="none" officeooo:rsid="00125935" officeooo:paragraph-rsid="00125935" style:font-size-asian="10pt" style:font-size-complex="10pt"/>
    </style:style>
    <style:style style:name="P6" style:family="paragraph" style:parent-style-name="Standard" style:list-style-name="L2">
      <style:paragraph-properties fo:margin-top="0cm" fo:margin-bottom="0cm" loext:contextual-spacing="false" fo:line-height="150%"/>
      <style:text-properties officeooo:paragraph-rsid="0014ffdf"/>
    </style:style>
    <style:style style:name="P7" style:family="paragraph" style:parent-style-name="Standard">
      <style:paragraph-properties fo:margin-top="0cm" fo:margin-bottom="0cm" loext:contextual-spacing="false" fo:line-height="150%" fo:break-before="page"/>
      <style:text-properties style:font-name="Liberation Mono" fo:font-size="10pt" officeooo:rsid="00125935" officeooo:paragraph-rsid="00125935" style:font-size-asian="10pt" style:font-size-complex="10pt"/>
    </style:style>
    <style:style style:name="T1" style:family="text">
      <style:text-properties officeooo:rsid="00145ece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125935" style:font-size-asian="10pt" style:font-size-complex="10pt"/>
    </style:style>
    <style:style style:name="T5" style:family="text">
      <style:text-properties style:font-name="Liberation Mono" officeooo:rsid="00125935"/>
    </style:style>
    <style:style style:name="T6" style:family="text">
      <style:text-properties fo:font-size="10pt" officeooo:rsid="00125935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aciones </text:p>
      <text:p text:style-name="P5"/>
      <text:list xml:id="list3749005624" text:style-name="L1">
        <text:list-item>
          <text:p text:style-name="P2">PHP <text:s/>constructor </text:p>
        </text:list-item>
        <text:list-item>
          <text:p text:style-name="P2">Instancia </text:p>
        </text:list-item>
      </text:list>
      <text:p text:style-name="P3"/>
      <text:p text:style-name="P3"/>
      <text:p text:style-name="P3">(PHP 4, PHP 5, PHP 7)</text:p>
      <text:p text:style-name="P3"/>
      <text:p text:style-name="P3">La instrucción require_once es idéntica a require, excepto que PHP verificará si el archivo ya ha sido incluido y, de ser así, no lo incluirá (require) nuevamente.</text:p>
      <text:p text:style-name="P3"/>
      <text:p text:style-name="P3">Consulte la documentación de include_once para obtener información sobre el comportamiento _once y cómo se diferencia de sus hermanos no _once.</text:p>
      <text:p text:style-name="P3"/>
      <text:p text:style-name="P3">La instrucción include_once incluye y evalúa el archivo especificado durante la ejecución del script. Este es un comportamiento similar a la declaración de inclusión, con la única diferencia de que si el código de un archivo ya se ha incluido, no se volverá a incluir, e include_once devuelve VERDADERO. Como su nombre indica, el archivo se incluirá solo una vez.</text:p>
      <text:p text:style-name="P3"/>
      <text:p text:style-name="P3">include_once puede usarse en casos en los que el mismo archivo puede incluirse y evaluarse más de una vez durante una ejecución particular de un script, por lo que en este caso puede ayudar a evitar problemas como <text:span text:style-name="T1">re-definiciones</text:span> de funciones, <text:span text:style-name="T1">re-asignaciones</text:span> de valores variables, etc.</text:p>
      <text:p text:style-name="P3"/>
      <text:p text:style-name="P3">Consulte la documentación de inclusión para obtener información sobre cómo funciona esta función.</text:p>
      <text:p text:style-name="P3"/>
      <text:p text:style-name="P3"/>
      <text:p text:style-name="P7">PHP - Modificadores de acceso</text:p>
      <text:p text:style-name="P3"/>
      <text:p text:style-name="P3">Las propiedades y los métodos pueden tener modificadores de acceso que controlan dónde se puede acceder.</text:p>
      <text:p text:style-name="P3"/>
      <text:p text:style-name="P3">Hay tres modificadores de acceso:</text:p>
      <text:p text:style-name="P3"/>
      <text:list xml:id="list1447388857" text:style-name="L2">
        <text:list-item>
          <text:p text:style-name="P4">public: se puede acceder a la propiedad o al método desde cualquier lugar. Esto es por defecto</text:p>
          <text:p text:style-name="P4"/>
        </text:list-item>
        <text:list-item>
          <text:p text:style-name="P6"><text:span text:style-name="Source_20_Text"><text:span text:style-name="T3">protected</text:span></text:span><text:span text:style-name="T4">: se puede acceder a la propiedad o al método dentro de la clase y por clases derivadas de esa clase</text:span></text:p>
          <text:p text:style-name="P6"><text:span text:style-name="T4"/></text:p>
        </text:list-item>
        <text:list-item>
          <text:p text:style-name="P6"><text:span text:style-name="Source_20_Text"><text:span text:style-name="T3">private</text:span></text:span><text:span text:style-name="T4">: solo se puede acceder a la propiedad o al método dentro de la clase</text:span></text:p>
        </text:list-item>
      </text:list>
      <text:p text:style-name="P3"/>
      <text:p text:style-name="P3">En el siguiente ejemplo, hemos agregado tres modificadores de acceso diferentes a las tres propiedades. Aquí, si intenta establecer la propiedad de nombre, funcionará bien (porque la propiedad de nombre es pública). Sin embargo, si intenta establecer la propiedad de color o peso, se producirá un error fatal (porque la propiedad de color y peso están protegidas y son privadas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4:16:54.065091322</meta:creation-date>
    <dc:date>2020-05-13T14:54:35.092758901</dc:date>
    <meta:editing-duration>PT31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23" meta:character-count="1943" meta:non-whitespace-character-count="1639"/>
  </office:meta>
</office:document-meta>
</file>